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80c36" officeooo:paragraph-rsid="00180c36"/>
    </style:style>
    <style:style style:name="P2" style:family="paragraph" style:parent-style-name="Title">
      <style:text-properties officeooo:rsid="00180c36" officeooo:paragraph-rsid="00180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-tietokan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6:50:58.448839411</meta:creation-date>
    <dc:date>2018-08-11T16:52:12.518256191</dc:date>
    <meta:editing-duration>PT1M14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5.1.6.2$Linux_X86_64 LibreOffice_project/10m0$Build-2</meta:generator>
  </office:meta>
</office:document-meta>
</file>